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59f45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1">
      <style:text-properties fo:font-weight="bold" style:font-weight-asian="bold" style:font-weight-complex="bold"/>
    </style:style>
    <style:style style:name="P8" style:family="paragraph" style:parent-style-name="Table_20_Contents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7813ca"/>
    </style:style>
    <style:style style:name="T4" style:family="text">
      <style:text-properties officeooo:rsid="0079f4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77106286736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77106277488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3">Indica </text:span><text:span text:style-name="T4">en cuál de las siguientes ranuras insertarías una tarjeta de red actual.</text:span></text:p>
          </table:table-cell>
        </table:table-row>
        <table:table-row table:style-name="TableLine2177106279936">
          <table:table-cell table:style-name="Tabla9.A2" table:number-columns-spanned="2" office:value-type="string">
            <text:list xml:id="list2783283873" text:style-name="L1">
              <text:list-item>
                <text:p text:style-name="P6">PCI-32 bits</text:p>
              </text:list-item>
              <text:list-item>
                <text:p text:style-name="P6">AGP</text:p>
              </text:list-item>
              <text:list-item>
                <text:p text:style-name="P7">PCI-e x1</text:p>
              </text:list-item>
              <text:list-item>
                <text:p text:style-name="P8">PCI-e x16</text:p>
              </text:list-item>
            </text:list>
          </table:table-cell>
          <table:covered-table-cell/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1:17:28.812000000</dc:date>
    <meta:editing-duration>PT9H7M19S</meta:editing-duration>
    <meta:editing-cycles>152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9" meta:word-count="28" meta:character-count="137" meta:non-whitespace-character-count="119"/>
  </office:meta>
</office:document-meta>
</file>